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 PL KaitiM GB" fo:font-size="14pt" style:font-name-asian="AR PL KaitiM GB" style:font-size-asian="14pt" style:font-size-complex="14pt"/>
    </style:style>
    <style:style style:name="P2" style:family="paragraph" style:parent-style-name="Standard">
      <style:text-properties style:font-name="AR PL KaitiM GB" fo:font-size="14pt" officeooo:paragraph-rsid="00202971" style:font-name-asian="AR PL KaitiM GB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很久很久以前，我祖先讲过这样一个故事。在这个世界里，那时候，在地球上，完全没有种子。可是呢，天上的人们，什么都有。于是，我们这个世界上的人决定采取行动，从天上把种子带下来。他们偷了几颗；这样一来，人类也有了种子！这个人一而再、再而三地从上界偷了种子带到地上来，一种又一种。</text:p>
      <text:p text:style-name="P1"/>
      <text:p text:style-name="P1">但是天界的首领们察觉了。当他们得知这件事后，就决定给小麦！他们让步了，给了小麦，据说是这样！还给了玉米！给了稻米！他们还给了豆子！后来，确确实实……他们仔细观察了天界生长的所有植物，发现平原上还缺少一样东西。这里还没有苋菜！</text:p>
      <text:p text:style-name="P1"/>
      <text:p text:style-name="P1">怎么才能得到苋菜呢……一个地上的人前去察看，到处寻找。天上的人正在收割苋菜！他们正在收获的季节！他们在收集苋菜；在打苋菜。于是，当他们忙于此时，有人说：“我们去求过他们给苋菜，可是他们不肯！我们该怎么办？”他们就把苋菜种子藏在头发里，藏在辫子里：一个结一个结地把它们绑进辫子里。回到地上后，梳理头发时，把种子一粒粒梳出来！所有藏在头发里的苋菜种子逐渐掉了出来，洒落在地上！于是，苋菜在地上繁衍生长。据说苋菜就这样进入了我们的庄稼！</text:p>
      <text:p text:style-name="P1"/>
      <text:p text:style-name="P1">但至于燕麦，天上的人真不愿意让人们得到！为什么他们不给燕麦呢？嗯，他们就是决定不给嘛。既然他们已经决定了，“燕麦，我们不让他们拿！”一个去天界的人就说：“我们不能就这样空手而归！燕麦是非常有用的作物！”他说了，对吧？“燕麦，虽然产量不高，但对健康非常好！”所以，据说他偷了燕麦，把它带回来了！把它藏在腋下，据说是这样！藏在腋下带到下面的世界，他把燕麦撒播在平原上！</text:p>
      <text:p text:style-name="P1"/>
      <text:p text:style-name="P1">最初，那时，还没有如今的耕种方式：没有稻米种植，也没有玉米种植，没有土豆……人们只是播下燕麦，让它生长。燕麦，不需要除草！不需要移植！只需撒播种子，再犁地，这就足够了。如果愿意再多做一步，把土块敲碎，那也很好，但并不是必须的。只需撒播种子，燕麦就会长得很好！</text:p>
      <text:p text:style-name="P1"/>
      <text:p text:style-name="P1">由于那个故事——那个决心把燕麦带到地上的人，把燕麦藏在腋下……所以燕麦不用于宗教仪式。当僧侣们被请来举行各种宗教仪式时，念经，燕麦制成的食品（比如烤面粉、煮过的谷物……）是不会供奉的！燕麦制成的食品有些不洁净！它们不供奉给神灵！因为据说，燕麦原本并非来自神灵的恩赐。天空，那就是神灵，对吧？地上，我们只有土地！天空就是神灵！因此，把原本不属于神灵的食物献给神灵是不对的！据说是不洁净的。即使到今天，仍是如此：燕麦不会用来供奉！不过吃是很好的，顺便说，僧人们也吃它呢。</text:p>
      <text:p text:style-name="P1"/>
      <text:p text:style-name="P1">（讲者转回谷物的主题）谷物，可以把它们做成团，塑成形状！僧侣们，他们会诵经，诵经……我们称之为jjisho（一项仪式的名字，其中需要谷物粉，由僧侣塑形为白色物体。)其实，谷物在塑成团和各种形状后，最后是丢弃的，对吧？那么，在这个仪式上，不能用燕麦！</text:p>
      <text:p text:style-name="P1"/>
      <text:p text:style-name="P2">在供奉逝者的食物中，我们也不会用这种谷物！有人去世时，我们需要五种谷物，对吧？这五种谷物是：大麦；小麦；玉米；大米；豆子。这五种是不可或缺的，在逝者的仪式中一定要有这五种谷物。这五种，这才是正经的“谷物”！</text:p>
      <text:p text:style-name="P2"/>
      <text:p text:style-name="P2">当逝者被火葬时，除了五种谷物之外，我们还会焚烧蓑草（Eulaliopsis binata）的根。野生蓑草根，我们会挖出来！洗干净，晒干！至于食物，五种谷物，我们会放在大碗里，就像这样，这么大！五个碗！（每种谷物一个碗）草根，我们用大篮子装满！还会带来萝卜叶和萝卜籽！我们去取来萝卜籽带回<text:soft-page-break/>来！葬礼仪式需要大量的谷物！“谷物”这个词是所有种子的统称。一种，再一种，再一种，再一种，再一种！</text:p>
      <text:p text:style-name="P1"/>
      <text:p text:style-name="P2">那时，摩梭人的食物，你知道……摩梭人的食物，正如我所说……是萝卜！而摩梭人的衣物是亚麻！这是流传下来的。亚麻和萝卜，葬礼上是必不可少的。</text:p>
      <text:p text:style-name="P1"/>
      <text:p text:style-name="P1">于是，在平原上，人们的食物，他们的饮食……天上的人们，把这些东西中的一些留给自己，以免人类拿去。也许他们甚至把它们藏起来了！所以我们这个世界的人们寻找，他们认为天上的人们不肯给这些种子，这不可想象！在平原上，有人采取了行动，偷偷地把这些种子偷下来，如今这些种子便在我们的世界里了！</text:p>
      <text:p text:style-name="P1"/>
      <text:p text:style-name="P1">可是豆子——他们不想给！当这里没有豆子时，天上的人们没给人类任何豆子。所以人们真是绞尽脑汁：怎么办，怎么办，怎么办……想不到办法！他们不断偷，不断偷，终于得到了豆子种子，苋菜，萝卜，和燕麦！</text:p>
      <text:p text:style-name="P1"/>
      <text:p text:style-name="P1">这就是我祖先曾讲述的故事，很多年以前！是真是假，我们不知道，对吧！这就是祖辈们传下来的故事！传给我！（笑）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2:32:32.414819793</meta:creation-date>
    <dc:date>2024-11-02T12:55:49.614016464</dc:date>
    <meta:editing-duration>PT23M17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2" meta:paragraph-count="13" meta:word-count="1747" meta:character-count="1782" meta:non-whitespace-character-count="1781"/>
  </office:meta>
</office:document-meta>
</file>